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34in" style:rel-column-width="4249*"/>
    </style:style>
    <style:style style:name="Table1.B" style:family="table-column">
      <style:table-column-properties style:column-width="2.2021in" style:rel-column-width="21559*"/>
    </style:style>
    <style:style style:name="Table1.C" style:family="table-column">
      <style:table-column-properties style:column-width="1.8465in" style:rel-column-width="18078*"/>
    </style:style>
    <style:style style:name="Table1.D" style:family="table-column">
      <style:table-column-properties style:column-width="2.2111in" style:rel-column-width="216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30d02" officeooo:paragraph-rsid="00130d02"/>
    </style:style>
    <style:style style:name="P2" style:family="paragraph" style:parent-style-name="Table_20_Contents">
      <style:text-properties officeooo:rsid="00130d02" officeooo:paragraph-rsid="00130d02"/>
    </style:style>
    <style:style style:name="P3" style:family="paragraph" style:parent-style-name="Table_20_Contents">
      <style:text-properties officeooo:rsid="0013689e" officeooo:paragraph-rsid="0013689e"/>
    </style:style>
    <style:style style:name="P4" style:family="paragraph" style:parent-style-name="Table_20_Contents">
      <style:text-properties officeooo:rsid="0014cc32" officeooo:paragraph-rsid="0014cc32"/>
    </style:style>
    <style:style style:name="P5" style:family="paragraph" style:parent-style-name="Table_20_Contents">
      <style:text-properties officeooo:rsid="0015c80f" officeooo:paragraph-rsid="0015c80f"/>
    </style:style>
    <style:style style:name="P6" style:family="paragraph" style:parent-style-name="Table_20_Contents">
      <style:text-properties officeooo:rsid="0015da92" officeooo:paragraph-rsid="0015da92"/>
    </style:style>
    <style:style style:name="T1" style:family="text">
      <style:text-properties officeooo:rsid="0015c8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utilizator</text:p>
          </table:table-cell>
          <table:table-cell table:style-name="Table1.A1" office:value-type="string">
            <text:p text:style-name="P2">program</text:p>
          </table:table-cell>
          <table:table-cell table:style-name="Table1.D1" office:value-type="string">
            <text:p text:style-name="P2">descrie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Adauga/actualizeaza tranzacti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niu adauga/actualizeaza tranzacti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adaug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Ziua, suma, tipul:</text:p>
          </table:table-cell>
          <table:table-cell table:style-name="Table1.D2" office:value-type="string">
            <text:p text:style-name="P2">Se cere ziua, suma si tipul tranzactiei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, 200, 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niu adauga/actualizeaza tranzacti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Actualizeaza tranzacti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Index, zi, suma, tip</text:p>
          </table:table-cell>
          <table:table-cell table:style-name="Table1.D2" office:value-type="string">
            <text:p text:style-name="P2">Se cere indexul tranzactiei de modificat, cat si noile ei atribu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0, 1, 250, 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niu adauga/actualizeaza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Inapoi la meniul principa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Afiseaza tranzactii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Se afiseaza lista de tranzactii</text:p>
          </table:table-cell>
          <table:table-cell table:style-name="Table1.D2" office:value-type="string">
            <text:p text:style-name="P2">Fiecare tranzactie apare de forma index, zi, suma, ti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sterge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niu sterge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">Sterge toate tranzactiile de la ziua specificat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Ziua:</text:p>
          </table:table-cell>
          <table:table-cell table:style-name="Table1.D2" office:value-type="string">
            <text:p text:style-name="P3">Se cere ziu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(programul sterge din lista tranzactiile respectiv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niu sterge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Șterge tranzacțiile dintr-o perioadă dată (se dă ziua de început și sfârșit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Ziua de inceput, ziua de sfarsit</text:p>
          </table:table-cell>
          <table:table-cell table:style-name="Table1.D2" office:value-type="string">
            <text:p text:style-name="P3">Se cer zilele de inceput si de sfarsit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 5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(programul sterge din lista tranzactiile respectiv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eniu sterge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Sterge toate tranzactiile de un anumit ti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Tip:</text:p>
          </table:table-cell>
          <table:table-cell table:style-name="Table1.D2" office:value-type="string">
            <text:p text:style-name="P3">Se cere tipu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(programul sterge tranzactiile respectiv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(inapoi la meniul principal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cautari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Meniu cautar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Tipărește tranzacțiile cu sume mai mari decăt o sumă dată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Suma:</text:p>
          </table:table-cell>
          <table:table-cell table:style-name="Table1.D2" office:value-type="string">
            <text:p text:style-name="P4">Se cere su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100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e tiparesc pe ecran tranzactiile cu sume mai mari de 1000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Meniu cautar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Tipărește toate tranzacțiile efectuate înainte de o zi și mai mari decât o sumă (se dă suma și ziua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Ziua, suma:</text:p>
          </table:table-cell>
          <table:table-cell table:style-name="Table1.D2" office:value-type="string">
            <text:p text:style-name="P4">Se cere ziua si su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2, 8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e tiparesc pe ecran tranzactiile respectiv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Meniu cautar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Tipareste tranzactiile de un anumit ti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Tip:</text:p>
          </table:table-cell>
          <table:table-cell table:style-name="Table1.D2" office:value-type="string">
            <text:p text:style-name="P4">Se cere tipu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(se tiparesc toate tranzactiile de intrar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Meniu cautar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(inapoi la meniul principal<text:span text:style-name="T1">)</text:span>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>rapoar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Meniu rapoart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>Afiseaza suma totală a tranzacțiilor de un anumit tip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ip:</text:p>
          </table:table-cell>
          <table:table-cell table:style-name="Table1.D2" office:value-type="string">
            <text:p text:style-name="P5">Se cere tipu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0</text:p>
          </table:table-cell>
          <table:table-cell table:style-name="Table1.D2" office:value-type="string">
            <text:p text:style-name="P5">Se afiseaza su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Meniu rapoart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>Afiseaza soldul contului la o dată specificată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Zi:</text:p>
          </table:table-cell>
          <table:table-cell table:style-name="Table1.D2" office:value-type="string">
            <text:p text:style-name="P5">Se cere ziu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0</text:p>
          </table:table-cell>
          <table:table-cell table:style-name="Table1.D2" office:value-type="string">
            <text:p text:style-name="P5">Se afiseaza soldul contului din ziua 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Meniu rapoart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>Tipărește toate tranzacțiile de un anumit tip ordonate după sumă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Tip:</text:p>
          </table:table-cell>
          <table:table-cell table:style-name="Table1.D2" office:value-type="string">
            <text:p text:style-name="P5">Se cere tipu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intrar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(se afiseaza toate tranzactiile de tipul dat, ordonate dupa suma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Meniu rapoart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5">inapoi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Meniu princip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6">Meniu filtrar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Meniu filtra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0d02" officeooo:paragraph-rsid="00130d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cenarii de rula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07:17:55.929037932</meta:creation-date>
    <dc:date>2014-10-21T09:28:02.475234826</dc:date>
    <meta:editing-duration>PT1H11M13S</meta:editing-duration>
    <meta:editing-cycles>4</meta:editing-cycles>
    <meta:generator>LibreOffice/4.2.6.3$Linux_X86_64 LibreOffice_project/420m0$Build-3</meta:generator>
    <meta:document-statistic meta:table-count="1" meta:image-count="0" meta:object-count="0" meta:page-count="4" meta:paragraph-count="114" meta:word-count="351" meta:character-count="2085" meta:non-whitespace-character-count="1848"/>
  </office:meta>
</office:document-meta>
</file>